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cb0e" officeooo:paragraph-rsid="0009cb0e"/>
    </style:style>
    <style:style style:name="P2" style:family="paragraph" style:parent-style-name="Text_20_body" style:list-style-name="L1">
      <style:text-properties officeooo:rsid="0009cb0e" officeooo:paragraph-rsid="0009cb0e"/>
    </style:style>
    <style:style style:name="P3" style:family="paragraph" style:parent-style-name="Text_20_body">
      <style:text-properties officeooo:paragraph-rsid="0009cb0e"/>
    </style:style>
    <style:style style:name="P4" style:family="paragraph" style:parent-style-name="Text_20_body">
      <style:text-properties officeooo:rsid="0009e0fa" officeooo:paragraph-rsid="000c5bba"/>
    </style:style>
    <style:style style:name="P5" style:family="paragraph" style:parent-style-name="Text_20_body">
      <style:text-properties officeooo:rsid="0009e0fa" officeooo:paragraph-rsid="000d8d90"/>
    </style:style>
    <style:style style:name="P6" style:family="paragraph" style:parent-style-name="Text_20_body">
      <style:text-properties officeooo:rsid="000b2f9c" officeooo:paragraph-rsid="000b2f9c"/>
    </style:style>
    <style:style style:name="P7" style:family="paragraph" style:parent-style-name="Text_20_body">
      <style:text-properties officeooo:rsid="000c5bba" officeooo:paragraph-rsid="000c5bba"/>
    </style:style>
    <style:style style:name="P8" style:family="paragraph" style:parent-style-name="Text_20_body">
      <style:text-properties officeooo:rsid="000d8d90" officeooo:paragraph-rsid="000d8d90"/>
    </style:style>
    <style:style style:name="P9" style:family="paragraph" style:parent-style-name="Text_20_body" style:list-style-name="L2">
      <style:text-properties officeooo:rsid="000d8d90" officeooo:paragraph-rsid="000d8d90"/>
    </style:style>
    <style:style style:name="P10" style:family="paragraph" style:parent-style-name="Text_20_body">
      <style:text-properties officeooo:rsid="000eead2" officeooo:paragraph-rsid="000eead2"/>
    </style:style>
    <style:style style:name="P11" style:family="paragraph" style:parent-style-name="Text_20_body">
      <style:text-properties officeooo:rsid="00101ee7" officeooo:paragraph-rsid="00101ee7"/>
    </style:style>
    <style:style style:name="P12" style:family="paragraph" style:parent-style-name="Text_20_body">
      <style:paragraph-properties fo:break-before="page"/>
      <style:text-properties officeooo:rsid="0009cb0e" officeooo:paragraph-rsid="0009cb0e"/>
    </style:style>
    <style:style style:name="P13" style:family="paragraph" style:parent-style-name="Heading_20_1">
      <style:text-properties officeooo:rsid="0009cb0e" officeooo:paragraph-rsid="0009cb0e"/>
    </style:style>
    <style:style style:name="P14" style:family="paragraph" style:parent-style-name="Heading_20_1">
      <style:text-properties officeooo:rsid="0009e0fa" officeooo:paragraph-rsid="0009e0fa"/>
    </style:style>
    <style:style style:name="P15" style:family="paragraph" style:parent-style-name="Title">
      <style:text-properties officeooo:rsid="00096296" officeooo:paragraph-rsid="00096296"/>
    </style:style>
    <style:style style:name="P16" style:family="paragraph">
      <style:paragraph-properties fo:margin-left="0in" fo:margin-right="0in" fo:margin-top="0in" fo:margin-bottom="0in" fo:line-height="100%" fo:text-align="start" fo:text-indent="0in" style:writing-mode="lr-tb"/>
    </style:style>
    <style:style style:name="P17" style:family="paragraph">
      <loext:graphic-properties draw:fill="solid" draw:fill-color="#7fff00"/>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00fff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writing-mode="lr-tb"/>
    </style:style>
    <style:style style:name="P20" style:family="paragraph">
      <loext:graphic-properties draw:fill="solid"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00a8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003f4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fff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ff7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9cb0e"/>
    </style:style>
    <style:style style:name="T2" style:family="text">
      <style:text-properties officeooo:rsid="000b2f9c"/>
    </style:style>
    <style:style style:name="T3" style:family="text">
      <style:text-properties officeooo:rsid="000c5bba"/>
    </style:style>
    <style:style style:name="T4" style:family="text">
      <style:text-properties officeooo:rsid="000d8d90"/>
    </style:style>
    <style:style style:name="T5" style:family="text">
      <style:text-properties officeooo:rsid="00101ee7"/>
    </style:style>
    <style:style style:name="T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fff00" draw:textarea-horizontal-align="justify" draw:textarea-vertical-align="top" draw:auto-grow-height="false" fo:min-height="1.5992in" fo:min-width="5.852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00ffff" draw:textarea-horizontal-align="justify" draw:textarea-vertical-align="top" draw:auto-grow-height="false" fo:min-height="2.4953in" fo:min-width="5.7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ed_20__28_var_29__20_5"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492in" fo:min-width="1.0965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ed_20__28_var_29__20_6"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11in" fo:min-width="1.097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ed_20__28_var_29__20_7"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102in" fo:min-width="1.09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8"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866in" fo:min-width="1.095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9"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10"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ed_20__28_var_29__20_11"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12"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ed_20__28_var_29__20_13"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217in" fo:min-width="0.762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14"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217in" fo:min-width="0.9291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15"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217in" fo:min-width="0.9283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16" svg:stroke-width="0in" svg:stroke-color="#3465a4" draw:marker-start="" draw:marker-start-width="0.0783in" draw:marker-start-center="false" draw:marker-end="" draw:marker-end-width="0.0783in" draw:marker-end-center="false" draw:fill="solid" draw:fill-color="#003f40" draw:textarea-horizontal-align="justify" draw:textarea-vertical-align="middle" draw:auto-grow-height="false" fo:min-height="0.6047in" fo:min-width="0.2417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17"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5492in" fo:min-width="1.889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18"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19"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20"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21" svg:stroke-width="0in" svg:stroke-color="#3465a4" draw:marker-start="" draw:marker-start-width="0.0783in" draw:marker-start-center="false" draw:marker-end="" draw:marker-end-width="0.0783in" draw:marker-end-center="false" draw:fill="solid" draw:fill-color="#ff7f00" draw:textarea-horizontal-align="justify" draw:textarea-vertical-align="middle" draw:auto-grow-height="false" fo:min-height="0.6035in" fo:min-width="1.63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raud Detection <text:span text:style-name="T1">Design</text:span></text:p>
      <text:p text:style-name="P1">The following solution describes the Fraud Detection application which is part of the Hazelcast certificaton process. The solution is based on the skeleton given by Hazelcast. Nothing of the skeleton was subject of change for this solution.</text:p>
      <text:p text:style-name="P1"/>
      <text:h text:style-name="P13" text:outline-level="1">Overview</text:h>
      <text:p text:style-name="P3"/>
      <text:p text:style-name="P1"><draw:g text:anchor-type="paragraph" draw:z-index="0" draw:name="Shape1" draw:style-name="gr1"><draw:custom-shape draw:style-name="gr2" draw:text-style-name="P17" svg:width="6.0496in" svg:height="1.698in" svg:x="0.2398in" svg:y="3.5618in"><text:p text:style-name="P16"><text:span text:style-name="T6">Lines</text:span></text:p><draw:enhanced-geometry svg:viewBox="0 0 21600 21600" draw:type="rectangle" draw:enhanced-path="M 0 0 L 21600 0 21600 21600 0 21600 0 0 Z N"/></draw:custom-shape><draw:custom-shape draw:style-name="gr3" draw:text-style-name="P18" svg:width="5.9252in" svg:height="2.5941in" svg:x="0.2161in" svg:y="0.0335in"><text:p text:style-name="P16"><text:span text:style-name="T6">Hazelcast </text:span><text:span text:style-name="T6">Cluster</text:span></text:p><draw:enhanced-geometry svg:viewBox="0 0 21600 21600" draw:type="rectangle" draw:enhanced-path="M 0 0 L 21600 0 21600 21600 0 21600 0 0 Z N"/></draw:custom-shape><draw:custom-shape draw:style-name="gr4" draw:text-style-name="P20" svg:width="1.2941in" svg:height="0.648in" svg:x="2.4689in" svg:y="0.2244in"><text:p text:style-name="P19"><text:span text:style-name="T6">Node </text:span><text:span text:style-name="T6">1</text:span></text:p><draw:enhanced-geometry svg:viewBox="0 0 21600 21600" draw:type="rectangle" draw:enhanced-path="M 0 0 L 21600 0 21600 21600 0 21600 0 0 Z N"/></draw:custom-shape><draw:custom-shape draw:style-name="gr5" draw:text-style-name="P20" svg:width="1.2949in" svg:height="0.6098in" svg:x="4.5535in" svg:y="1.026in"><text:p text:style-name="P19"><text:span text:style-name="T6">N</text:span><text:span text:style-name="T6">o</text:span><text:span text:style-name="T6">d</text:span><text:span text:style-name="T6">e </text:span><text:span text:style-name="T6">4</text:span></text:p><draw:enhanced-geometry svg:viewBox="0 0 21600 21600" draw:type="rectangle" draw:enhanced-path="M 0 0 L 21600 0 21600 21600 0 21600 0 0 Z N"/></draw:custom-shape><draw:custom-shape draw:style-name="gr6" draw:text-style-name="P20" svg:width="1.2941in" svg:height="0.6094in" svg:x="2.4689in" svg:y="1.8654in"><text:p text:style-name="P19"><text:span text:style-name="T6">Node </text:span><text:span text:style-name="T6">3</text:span></text:p><draw:enhanced-geometry svg:viewBox="0 0 21600 21600" draw:type="rectangle" draw:enhanced-path="M 0 0 L 21600 0 21600 21600 0 21600 0 0 Z N"/></draw:custom-shape><draw:custom-shape draw:style-name="gr7" draw:text-style-name="P20" svg:width="1.2933in" svg:height="0.6858in" svg:x="0.4252in" svg:y="1.026in"><text:p text:style-name="P19"><text:span text:style-name="T6">Node 2</text:span></text:p><draw:enhanced-geometry svg:viewBox="0 0 21600 21600" draw:type="rectangle" draw:enhanced-path="M 0 0 L 21600 0 21600 21600 0 21600 0 0 Z N"/></draw:custom-shape><draw:connector draw:style-name="gr8" draw:text-style-name="P21" draw:type="line" svg:x1="4.1598in" svg:y1="0.4898in" svg:x2="4.7075in" svg:y2="0.8634in" svg:d="M10566 1244l1391 949" svg:viewBox="0 0 1393 951"><text:p/></draw:connector><draw:connector draw:style-name="gr9" draw:text-style-name="P21" draw:type="line" svg:x1="4.1705in" svg:y1="2.2555in" svg:x2="4.8469in" svg:y2="1.8626in" svg:d="M10593 5729l1718-998" svg:viewBox="0 0 1720 1000"><text:p/></draw:connector><draw:connector draw:style-name="gr10" draw:text-style-name="P21" draw:type="line" svg:x1="1.1134in" svg:y1="1.8535in" svg:x2="2.0346in" svg:y2="2.1866in" svg:d="M2828 4708l2340 846" svg:viewBox="0 0 2342 848"><text:p/></draw:connector><draw:connector draw:style-name="gr11" draw:text-style-name="P21" draw:type="line" svg:x1="1.0591in" svg:y1="0.735in" svg:x2="2.0146in" svg:y2="0.4496in" svg:d="M2690 1867l2427-725" svg:viewBox="0 0 2429 727"><text:p/></draw:connector><draw:custom-shape draw:style-name="gr12" draw:text-style-name="P22" svg:width="0.9598in" svg:height="1.2205in" svg:x="0.4906in" svg:y="3.8791in"><text:p text:style-name="P19"><text:span text:style-name="T6">Server 1</text:span></text:p><draw:enhanced-geometry svg:viewBox="0 0 21600 21600" draw:type="rectangle" draw:enhanced-path="M 0 0 L 21600 0 21600 21600 0 21600 0 0 Z N"/></draw:custom-shape><draw:custom-shape draw:style-name="gr13" draw:text-style-name="P22" svg:width="1.1268in" svg:height="1.2205in" svg:x="2.5972in" svg:y="3.8791in"><text:p text:style-name="P19"><text:span text:style-name="T6">Server 2</text:span></text:p><draw:enhanced-geometry svg:viewBox="0 0 21600 21600" draw:type="rectangle" draw:enhanced-path="M 0 0 L 21600 0 21600 21600 0 21600 0 0 Z N"/></draw:custom-shape><draw:custom-shape draw:style-name="gr14" draw:text-style-name="P22" svg:width="1.126in" svg:height="1.2205in" svg:x="4.6626in" svg:y="3.8791in"><text:p text:style-name="P19"><text:span text:style-name="T6">Server 3</text:span></text:p><draw:enhanced-geometry svg:viewBox="0 0 21600 21600" draw:type="rectangle" draw:enhanced-path="M 0 0 L 21600 0 21600 21600 0 21600 0 0 Z N"/></draw:custom-shape><draw:custom-shape draw:style-name="gr15" draw:text-style-name="P23" svg:width="0.878in" svg:height="0.8787in" svg:x="2.7181in" svg:y="2.657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24" svg:width="2.087in" svg:height="0.648in" svg:x="2.1496in" svg:y="5.9079in"><text:p text:style-name="P19"><text:span text:style-name="T6">Load Balancer</text:span></text:p><draw:enhanced-geometry svg:viewBox="0 0 21600 21600" draw:type="rectangle" draw:enhanced-path="M 0 0 L 21600 0 21600 21600 0 21600 0 0 Z N"/></draw:custom-shape><draw:line draw:style-name="gr17" draw:text-style-name="P21" svg:x1="2.1346in" svg:y1="5.9071in" svg:x2="1.3421in" svg:y2="5.3732in"><text:p/></draw:line><draw:line draw:style-name="gr18" draw:text-style-name="P21" svg:x1="3.2197in" svg:y1="5.9075in" svg:x2="3.2197in" svg:y2="5.3354in"><text:p/></draw:line><draw:line draw:style-name="gr19" draw:text-style-name="P21" svg:x1="4.2209in" svg:y1="5.9075in" svg:x2="5.0134in" svg:y2="5.4114in"><text:p/></draw:line><draw:custom-shape draw:style-name="gr20" draw:text-style-name="P25" svg:width="3.6713in" svg:height="0.8016in" svg:x="1.3953in" svg:y="6.7469in"><text:p text:style-name="P19"><text:span text:style-name="T6">Incoming </text:span></text:p><text:p text:style-name="P19"><text:span text:style-name="T6">Transacti</text:span><text:span text:style-name="T6">ons</text:spa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2">The solution consists of two parts</text:p>
      <text:list xml:id="list3455372857" text:style-name="L1">
        <text:list-item>
          <text:p text:style-name="P2">Hazelcast Cluster for storing historical transactions</text:p>
        </text:list-item>
        <text:list-item>
          <text:p text:style-name="P2">Lines of Fraud Detection servers for processing incoming transactions for the detection of a fraud on each transaction</text:p>
        </text:list-item>
      </text:list>
      <text:h text:style-name="P14" text:outline-level="1">Design of Distributed Data Structure</text:h>
      <text:p text:style-name="P4">The distributed data consists of 30 million credit card each having 20 historical transactions. <text:span text:style-name="T3">The data structure is a simple 1:N relationship from credit card number to transactions. This use case did match with a distributed Map, one of the main features of Hazelcast.</text:span></text:p>
      <text:p text:style-name="P8">I thought about the following choices</text:p>
      <text:list xml:id="list1043463719" text:style-name="L2">
        <text:list-item>
          <text:p text:style-name="P9">IMap&lt;String,List&lt;Transaction&gt;&gt; , <text:s/>credit card number as key and a list of transactions as value</text:p>
        </text:list-item>
        <text:list-item>
          <text:p text:style-name="P9">IMap&lt;String,Transaction&gt;, credit card number + counter as key and a single transaction as value</text:p>
        </text:list-item>
        <text:list-item>
          <text:p text:style-name="P9"><text:s/>MultiMap&lt;String,Transaction&gt;, credit card number as key and Transaction as value</text:p>
        </text:list-item>
      </text:list>
      <text:h text:style-name="Heading_20_3" text:outline-level="3">Which components used and why</text:h>
      <text:p text:style-name="P5">The data is stored in a MultiMap on the Hazelcast culster. </text:p>
      <text:p text:style-name="P5"><text:span text:style-name="T2">The benefits from MultiMap&lt;String,Transaction&gt; over Map&lt;String,List&lt;Transaction&gt;&gt; consists of fewer network traffic to delete a single transaction.</text:span></text:p>
      <text:p text:style-name="P5"><text:span text:style-name="T2">The benefit over Map&lt;String, Transaction&gt; is not having to execute 20 network round trips to receive the 20 transactions.</text:span></text:p>
      <text:p text:style-name="P6">Since there is no put (Object, Object, <text:span text:style-name="T3">long, </text:span>TimeUnit) method on MultiMap, eviction <text:span text:style-name="T4">has to be</text:span> done one client side and manually. </text:p>
      <text:p text:style-name="P7">For not starting Fraud Detection process during initialization, a distributed Lock is used. Cients my check the Lock’s state to ensure initialization has terminated.</text:p>
      <text:h text:style-name="Heading_20_1" text:outline-level="1">How does this solution scale for TPS and Latency</text:h>
      <text:p text:style-name="P10">For every check the application needs to get the 20 transactions from the cluster over the network. The transaction object itself has a size of 315 bytes, so 20 transactions are 6300 bytes or 50400 bits. </text:p>
      <text:p text:style-name="P11">On a 100Mb/s network connection between the cluster and a server and ignoring the TCP/IP and Ethernet overhead, <text:s/>there are almost 2000 transaction possible (100’000’000 / 50’40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01:15.293795508</meta:creation-date>
    <dc:date>2017-06-08T18:29:52.793011916</dc:date>
    <meta:editing-duration>PT9M6S</meta:editing-duration>
    <meta:editing-cycles>1</meta:editing-cycles>
    <meta:document-statistic meta:table-count="0" meta:image-count="0" meta:object-count="0" meta:page-count="2" meta:paragraph-count="21" meta:word-count="338" meta:character-count="2177" meta:non-whitespace-character-count="1858"/>
    <meta:generator>LibreOffice/5.3.1.2$Linux_X86_64 LibreOffice_project/30m0$Build-2</meta:generator>
  </office:meta>
</office:document-meta>
</file>